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Perfecto, el guion que tienes ya tiene una estructura muy sólida.<text:line-break/>Te propongo a continuación una <text:span text:style-name="Strong_20_Emphasis">versión desarrollada</text:span> de esta parte en <text:span text:style-name="Strong_20_Emphasis">prosa narrativa</text:span> natural, fluida, como para integrarla directamente en tu capítulo.</text:p>
      <text:p text:style-name="Text_20_body">Voy a respetar tus ideas principales y también crear detalles en los diálogos y descripciones que refuercen el carácter de Halven como un anfitrión sabio pero sencillo, y a Elara como idealista y segura… todavía.</text:p>
      <text:p text:style-name="Horizontal_20_Line"/>
      <text:h text:style-name="Heading_20_2" text:outline-level="2">✨ Desarrollo de la escena — <text:span text:style-name="Emphasis">Historia 1: El mercader viajante</text:span></text:h>
      <text:p text:style-name="Horizontal_20_Line"/>
      <text:p text:style-name="Text_20_body">La luz del amanecer la despertó.<text:line-break/>Elara abrió los ojos despacio, envuelta en el cálido silencio de la cueva. Se incorporó, se estiró, y caminó hacia la entrada. Un viento fresco le despeinó el cabello al salir.</text:p>
      <text:p text:style-name="Text_20_body">Frente a ella, más allá de los árboles, un estrecho camino de tierra cruzaba los campos.<text:line-break/>Con el corazón renovado, se ajustó la capa al hombro y emprendió la marcha hacia el este, hacia Rainbowtown. Allí, entre los colores del mercado más grande de Rainland, esperaba encontrar provisiones, mapas, y tal vez alguna pista sobre el siguiente paso de su viaje.</text:p>
      <text:p text:style-name="Text_20_body">No había avanzado mucho cuando escuchó el sonido de ruedas crujientes acercándose.<text:line-break/>Giró la cabeza: una carreta, tirada por un viejo caballo gris, se acercaba entre una nube de polvo. Iba cargada de fardos de telas, cajas de madera, bolsas y canastos. Al mando, un hombre de unos sesenta años, de barba corta y ojos chispeantes.</text:p>
      <text:p text:style-name="Text_20_body">Al verla, tiró de las riendas y la carreta se detuvo.</text:p>
      <text:p text:style-name="Text_20_body">—¡Buen día, jovencita! —saludó con una sonrisa—. ¿Vas hacia algún lugar en particular?</text:p>
      <text:p text:style-name="Text_20_body">Elara, desconfiada al principio, examinó su rostro franco, la sencillez de su ropa, el aire amable que lo rodeaba.</text:p>
      <text:p text:style-name="Text_20_body">—Voy hacia Rainbowtown —respondió.</text:p>
      <text:p text:style-name="Text_20_body">El hombre sonrió aún más.</text:p>
      <text:p text:style-name="Text_20_body">—¡Qué coincidencia! —exclamó—. Yo también. Soy Halven, mercader de caminos. Si quieres, puedo llevarte. Me vendría bien algo de compañía para hacer más ligero el viaje.</text:p>
      <text:p text:style-name="Text_20_body">Elara dudó apenas un instante. Luego asintió y trepó a la carreta, acomodándose entre los bultos. El caballo reanudó la marcha al ritmo de un trote perezoso.</text:p>
      <text:p text:style-name="Text_20_body">El viaje se tiñó pronto de charla animada. Halven le contó de sus andanzas: de cómo compraba especias en un pueblo, telas en otro, artefactos antiguos en las ferias del sur. Su vida era un eterno ir y venir por caminos que sólo unos pocos conocían.</text:p>
      <text:p text:style-name="Text_20_body">Elara, fascinada, comentó:</text:p>
      <text:p text:style-name="Text_20_body"><text:soft-page-break/>—Debe ser maravilloso vivir así, en libertad total, sin ataduras, sin que nadie diga qué hacer ni cuándo.</text:p>
      <text:p text:style-name="Text_20_body">Halven soltó una carcajada profunda.</text:p>
      <text:p text:style-name="Text_20_body">—¿Libertad total, dices? —preguntó divertido—. ¿Realmente crees que existe tal cosa?</text:p>
      <text:p text:style-name="Text_20_body">—Claro —afirmó Elara—. Somos libres de movernos, de pensar, de decidir nuestro destino. Nadie puede gobernar nuestra mente.</text:p>
      <text:p text:style-name="Text_20_body">Halven ladeó la cabeza, reflexivo.</text:p>
      <text:p text:style-name="Text_20_body">—¿Sabes? Muchos piensan como tú al principio. Pero dime: ¿pudiste elegir nacer?</text:p>
      <text:p text:style-name="Text_20_body">Elara parpadeó, desconcertada.</text:p>
      <text:p text:style-name="Text_20_body">—Bueno... no.</text:p>
      <text:p text:style-name="Text_20_body">—¿Podrás elegir no morir?</text:p>
      <text:p text:style-name="Text_20_body">Ella negó lentamente.</text:p>
      <text:p text:style-name="Text_20_body">—Entonces —concluyó Halven—, al menos en dos de las cuestiones más importantes de tu existencia, no tuviste ni tendrás elección. La vida te fue dada, y te será quitada. No puedes escogerlo.</text:p>
      <text:p text:style-name="Text_20_body">Elara frunció el ceño.</text:p>
      <text:p text:style-name="Text_20_body">—Pero en lo demás sí soy libre —insistió—. Mis pensamientos, mis ideas, eso me pertenece.</text:p>
      <text:p text:style-name="Text_20_body">Halven sonrió, sin rastro de burla.</text:p>
      <text:p text:style-name="Text_20_body">—¿Seguro? —preguntó—. ¿Nunca te has preguntado si tus pensamientos nacen verdaderamente de ti, o si son la respuesta inevitable a las circunstancias que te rodean?<text:line-break/>¿No será que piensas en lo que necesitas pensar, en lugar de pensar lo que quieres pensar?</text:p>
      <text:p text:style-name="Text_20_body">Elara guardó silencio un momento.</text:p>
      <text:p text:style-name="Text_20_body">—¿Qué quieres decir? —inquirió al fin.</text:p>
      <text:p text:style-name="Text_20_body">—Piénsalo así —respondió Halven—: si tienes hambre, pensarás en comida. Si estás perdido, pensarás en encontrar el camino. Tu mente está moldeada por las necesidades, las emociones, los miedos. Como el agua que se amolda al recipiente, tus pensamientos se adaptan al contorno de tu vida.<text:line-break/>¿Eso es libertad?</text:p>
      <text:p text:style-name="Text_20_body">La carreta seguía avanzando despacio, mientras el campo se abría en verdes ondulaciones hasta donde alcanzaba la vista.</text:p>
      <text:p text:style-name="Text_20_body">Elara miraba el horizonte, inquieta.</text:p>
      <text:p text:style-name="Text_20_body">—¿Y la percepción? —preguntó—. ¿No es al menos objetiva? Lo que veo, lo veo.</text:p>
      <text:p text:style-name="Text_20_body">Halven negó con la cabeza.</text:p>
      <text:p text:style-name="Text_20_body">—Lo que ves —dijo— es una interpretación. Tus ojos ven formas, luces, colores. Tu mente arma un mundo a partir de eso. Pero tus sentidos te engañan. ¿Acaso no ves una estrella brillar en el cielo, <text:soft-page-break/>cuando en realidad puede que haya muerto hace millones de años? ¿No ves el suelo firme bajo tus pies, cuando en verdad es un océano de átomos en movimiento?</text:p>
      <text:p text:style-name="Text_20_body">Elara abrió la boca para responder, pero no encontró palabras.</text:p>
      <text:p text:style-name="Text_20_body">—No te desanimes —añadió Halven, afable—. Pensar que somos libres, que entendemos el mundo tal como es, es natural. Es un impulso del corazón. Pero la verdadera sabiduría comienza cuando aceptamos que no todo lo que sentimos o vemos es la verdad completa.</text:p>
      <text:p text:style-name="Text_20_body">Se hizo un silencio largo y meditado entre ellos.<text:line-break/>Elara abrazó las piernas y apoyó la barbilla en las rodillas, mirando el polvo dorado que se levantaba detrás de la carreta. Por primera vez, se preguntó si su confianza en su percepción —y en su libertad— había sido un espejismo.</text:p>
      <text:p text:style-name="Horizontal_20_Line"/>
      <text:p text:style-name="Text_20_body"/>
      <text:p text:style-name="Horizontal_20_Line"/>
      <text:p text:style-name="Text_20_body"><text:span text:style-name="Strong_20_Emphasis">El viaje con Halven – Conversación reflexiva</text:span></text:p>
      <text:p text:style-name="Text_20_body">Al poco tiempo de iniciar la marcha, una carreta se acercó por el camino, cargada con bultos y mercaderías de distintos tipos. Un hombre de unos sesenta años, con el rostro curtido por el sol y los años de viaje, la dirigía.</text:p>
      <text:p text:style-name="Text_20_body">Se detuvo un momento para preguntar a Elara si necesitaba ayuda.</text:p>
      <text:p text:style-name="Text_20_body">Parecía un buen hombre, de modo que Elara le preguntó hacia dónde se dirigía.</text:p>
      <text:p text:style-name="Text_20_body">—Voy hacia el mercado de Rainbowtown —respondió con una sonrisa tranquila—. Puedo llevarte hasta allí si lo deseas. Me harás compañía durante el viaje.</text:p>
      <text:p text:style-name="Text_20_body">Elara subió a la carreta, agradecida, y continuaron el viaje juntos conversando animadamente. Halven, que así se llamaba el hombre, le explicó que era un mercader que viajaba entre varios pueblos, comprando aquí y vendiendo allá, siempre en movimiento.</text:p>
      <text:p text:style-name="Text_20_body">Elara, mirando el horizonte, comentó:</text:p>
      <text:p text:style-name="Text_20_body">—Debe ser maravilloso. Eres libre para ir y venir por el mundo a tu antojo, hacer siempre lo que quieres hacer. Vives rodeado de paisajes hermosos. Es una vida libre, ¿no?</text:p>
      <text:p text:style-name="Text_20_body">Halven rió suavemente y miró a Elara con ojos llenos de paciencia.</text:p>
      <text:p text:style-name="Text_20_body">—¿Libre, dices? ¿Qué es ser libre para ti?</text:p>
      <text:p text:style-name="Text_20_body">—Bueno... —dudó Elara—. Elegir tu camino, decidir por ti misma, no tener cadenas ni limitaciones.</text:p>
      <text:p text:style-name="Text_20_body">Halven meneó la cabeza, pensativo.</text:p>
      <text:p text:style-name="Text_20_body">—Eso suena bonito. Pero dime algo: ¿realmente siempre eliges? ¿O a veces haces lo que debes hacer, lo que puedes hacer... lo que otros esperan que hagas?</text:p>
      <text:p text:style-name="Text_20_body">Elara pensó unos segundos.</text:p>
      <text:p text:style-name="Text_20_body"><text:soft-page-break/>—Supongo que hay veces en que no queda otra opción. Pero en el fondo somos libres. Al menos, en nuestro pensamiento.</text:p>
      <text:p text:style-name="Text_20_body">Halven miró al camino y dijo con calma:</text:p>
      <text:p text:style-name="Text_20_body">—¿Seguro? ¿Puedes pensar cualquier cosa, en cualquier momento?</text:p>
      <text:p text:style-name="Text_20_body">Elara se sintió un poco incómoda.</text:p>
      <text:p text:style-name="Text_20_body">—Sí… creo que sí.</text:p>
      <text:p text:style-name="Text_20_body">—¿Y de dónde vienen tus pensamientos? —preguntó Halven—. ¿De ti misma? ¿O son la suma de las cosas que has aprendido, que te han contado, de las palabras que otros pusieron en tu cabeza?</text:p>
      <text:p text:style-name="Text_20_body">Elara calló un instante, mirando las flores silvestres al borde del camino.</text:p>
      <text:p text:style-name="Text_20_body">Halven continuó:</text:p>
      <text:p text:style-name="Text_20_body">—Tu mente está llena de imágenes que no inventaste tú. La libertad absoluta de pensamiento es un ideal… pero en la práctica, todos pensamos desde dentro de una caja. Una caja hecha de nuestra cultura, de nuestras creencias, de lo que hemos vivido.</text:p>
      <text:p text:style-name="Text_20_body">Después, Halven señaló las colinas a lo lejos.</text:p>
      <text:p text:style-name="Text_20_body">—Mira ese paisaje. ¿Qué ves?</text:p>
      <text:p text:style-name="Text_20_body">—Colinas verdes y árboles brillando con la luz del sol. Es hermoso —respondió Elara sin dudar.</text:p>
      <text:p text:style-name="Text_20_body">Halven asintió.</text:p>
      <text:p text:style-name="Text_20_body">—Lo es… para ti, ahora. Pero imagina que te dijeran que ese lugar está lleno de serpientes venenosas, que acechan tras cada arbusto. ¿Lo verías igual? ¿Te parecería tan hermoso, o empezarías a mirar con otros ojos?</text:p>
      <text:p text:style-name="Text_20_body">Elara sintió un escalofrío y frunció el ceño.</text:p>
      <text:p text:style-name="Text_20_body">—Supongo que lo vería distinto. Más amenazante.</text:p>
      <text:p text:style-name="Text_20_body">—Exactamente —dijo Halven—. La realidad no cambia. La percepción sí. Lo que pensamos que es real está teñido por nuestra mente, por nuestras emociones, por lo que sabemos… o creemos saber.</text:p>
      <text:p text:style-name="Text_20_body">Elara, intrigada, quiso poner un ejemplo.</text:p>
      <text:p text:style-name="Text_20_body">—¿Y la luna? Eso es algo que todos vemos igual, ¿no?</text:p>
      <text:p text:style-name="Text_20_body">Halven sonrió.</text:p>
      <text:p text:style-name="Text_20_body">—¿La ves igual que alguien que vivió hace mil años? Ellos quizá creían que era un agujero en el cielo por donde se colaba la luz. Otros la veían como una moneda lanzada por los dioses, girando en lo alto. Ahora tú sabes que es una esfera de roca que gira alrededor del mundo… o al menos, eso es lo que te han enseñado.</text:p>
      <text:p text:style-name="Text_20_body">Elara reflexionó en silencio. El paisaje parecía el mismo, pero algo había cambiado en su mirada: ahora no estaba segura de qué parte era real y qué parte había sido pintada por su imaginación.</text:p>
      <text:p text:style-name="Text_20_body"><text:soft-page-break/>Halven, como si leyera sus pensamientos, añadió:</text:p>
      <text:p text:style-name="Text_20_body">—No digo que esté mal. Así somos los humanos. Pero es bueno recordarlo de vez en cuando: vemos lo que podemos ver. Y a veces, lo que queremos ver.</text:p>
      <text:p text:style-name="Horizontal_20_Line"/>
      <text:p text:style-name="Text_20_body"><text:span text:style-name="Strong_20_Emphasis">Sugerencia para un cierre fuerte de esta parte:</text:span></text:p>
      <text:p text:style-name="Text_20_body">Elara suspira, contemplando el horizonte.</text:p>
      <text:p text:style-name="Text_20_body">—Entonces… ¿nunca vemos la realidad tal cual es?</text:p>
      <text:p text:style-name="Text_20_body">Halven la miró con una mezcla de ternura y misterio.</text:p>
      <text:p text:style-name="Text_20_body">—Tal vez no. Pero la gran aventura es seguir buscando.</text:p>
      <text:p text:style-name="Horizontal_20_Line"/>
      <text:p text:style-name="Horizontal_20_Line"/>
      <text:p text:style-name="Text_20_body">💡 <text:span text:style-name="Strong_20_Emphasis">Ideas de más preguntas/reflexiones que podrían añadirse si te parece que hace falta reforzar:</text:span></text:p>
      <text:list xml:id="list855585724" text:style-name="L1">
        <text:list-item>
          <text:p text:style-name="P1"><text:span text:style-name="Strong_20_Emphasis">¿Hasta qué punto nuestras decisiones son realmente nuestras?</text:span></text:p>
        </text:list-item>
        <text:list-item>
          <text:p text:style-name="P1"><text:span text:style-name="Strong_20_Emphasis">¿Qué pasaría si alguien pudiera cambiar todas tus creencias? ¿Seguirías siendo tú misma?</text:span></text:p>
        </text:list-item>
        <text:list-item>
          <text:p text:style-name="P1"><text:span text:style-name="Strong_20_Emphasis">¿Cómo sabemos que lo que vemos y sentimos no es un sueño o una ilusión?</text:span></text:p>
        </text:list-item>
        <text:list-item>
          <text:p text:style-name="P1"><text:span text:style-name="Strong_20_Emphasis">¿La verdad está fuera o dentro de nosotros?</text:span></text:p>
        </text:list-item>
      </text:list>
      <text:p text:style-name="Horizontal_20_Line"/>
      <text:p text:style-name="Text_20_body">¿Quieres ampliar alguno de estos temas en particular o te gustaría que el tono fuese aún más filosófico?</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26T20:01:05.139000000</meta:creation-date>
    <dc:date>2025-05-03T17:56:47.070000000</dc:date>
    <meta:editing-duration>PT6M50S</meta:editing-duration>
    <meta:editing-cycles>3</meta:editing-cycles>
    <meta:generator>LibreOffice/7.3.5.2$Windows_X86_64 LibreOffice_project/184fe81b8c8c30d8b5082578aee2fed2ea847c01</meta:generator>
    <meta:document-statistic meta:table-count="0" meta:image-count="0" meta:object-count="0" meta:page-count="5" meta:paragraph-count="90" meta:word-count="1620" meta:character-count="9439" meta:non-whitespace-character-count="7925"/>
  </office:meta>
</office:document-meta>
</file>